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10pt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10pt"/>
    </style:style>
    <style:style style:name="ce6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10pt"/>
    </style:style>
    <style:style style:name="ce7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10pt"/>
    </style:style>
    <style:style style:name="ce9" style:family="table-cell" style:parent-style-name="Default">
      <style:table-cell-properties fo:background-color="#e6e6e6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Standard Name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Usage</text:p>
          </table:table-cell>
          <table:table-cell table:style-name="ce1" office:value-type="string">
            <text:p>Status</text:p>
          </table:table-cell>
          <table:table-cell table:style-name="ce9"/>
          <table:table-cell table:style-name="ce1" office:value-type="string">
            <text:p>Comments</text:p>
          </table:table-cell>
          <table:table-cell table:style-name="ce1" office:value-type="string">
            <text:p>Assigned Artist</text:p>
          </table:table-cell>
          <table:table-cell table:style-name="ce1" office:value-type="string">
            <text:p>Signing Artist</text:p>
          </table:table-cell>
          <table:table-cell table:style-name="ce9"/>
          <table:table-cell table:style-name="ce1" office:value-type="string">
            <text:p>Statuses</text:p>
          </table:table-cell>
          <table:table-cell table:style-name="ce9" table:number-columns-repeated="246"/>
        </table:table-row>
        <table:table-row table:style-name="ro1">
          <table:table-cell/>
          <table:table-cell office:value-type="string">
            <text:p>showmenu</text:p>
          </table:table-cell>
          <table:table-cell office:value-type="string">
            <text:p>showMenuBar action</text:p>
          </table:table-cell>
          <table:table-cell table:style-name="ce5" office:value-type="string">
            <text:p>approval</text:p>
          </table:table-cell>
          <table:table-cell table:number-columns-repeated="2"/>
          <table:table-cell table:style-name="ce4" office:value-type="string">
            <text:p>Pinheiro</text:p>
          </table:table-cell>
          <table:table-cell table:style-name="ce4" office:value-type="string">
            <text:p>Pinheiro</text:p>
          </table:table-cell>
          <table:table-cell/>
          <table:table-cell table:style-name="ce3" office:value-type="string">
            <text:p>blank: not in theme</text:p>
          </table:table-cell>
          <table:table-cell table:formula="oooc:=COUNTIF([.E2:.E154];0)" office:value-type="float" office:value="152">
            <text:p>152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window_fullscreen</text:p>
          </table:table-cell>
          <table:table-cell office:value-type="string">
            <text:p>full screen action</text:p>
          </table:table-cell>
          <table:table-cell office:value-type="string">
            <text:p>approval</text:p>
          </table:table-cell>
          <table:table-cell table:formula="oooc:=IF(ISBLANK([.D3];&quot;approval&quot;);0;IF(EXACT([.D3];&quot;draft&quot;);1;IF(EXACT([.D3];&quot;approval&quot;);2;IF(EXACT([.D3];&quot;final&quot;);3;0))))" office:value-type="float" office:value="0">
            <text:p>Err:508</text:p>
          </table:table-cell>
          <table:table-cell table:number-columns-repeated="4"/>
          <table:table-cell table:style-name="ce8" office:value-type="string">
            <text:p>draft: pre-approval</text:p>
          </table:table-cell>
          <table:table-cell table:formula="oooc:=COUNTIF([.E2:.E154];1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window_nofullscreen</text:p>
          </table:table-cell>
          <table:table-cell office:value-type="string">
            <text:p>de-full screen action</text:p>
          </table:table-cell>
          <table:table-cell office:value-type="string">
            <text:p>approval</text:p>
          </table:table-cell>
          <table:table-cell table:formula="oooc:=IF(ISBLANK([.D4];&quot;approval&quot;);0;IF(EXACT([.D4];&quot;draft&quot;);1;IF(EXACT([.D4];&quot;approval&quot;);2;IF(EXACT([.D4];&quot;final&quot;);3;0))))" office:value-type="float" office:value="0">
            <text:p>Err:508</text:p>
          </table:table-cell>
          <table:table-cell table:number-columns-repeated="4"/>
          <table:table-cell table:style-name="ce5" office:value-type="string">
            <text:p>approval: needs approval</text:p>
          </table:table-cell>
          <table:table-cell table:formula="oooc:=COUNTIF([.E2:.E154];2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colorpicker</text:p>
          </table:table-cell>
          <table:table-cell office:value-type="string">
            <text:p>color dialog button</text:p>
          </table:table-cell>
          <table:table-cell table:style-name="ce6" office:value-type="string">
            <text:p>Final</text:p>
          </table:table-cell>
          <table:table-cell table:formula="oooc:=IF(ISBLANK([.D5];&quot;approval&quot;);0;IF(EXACT([.D5];&quot;draft&quot;);1;IF(EXACT([.D5];&quot;approval&quot;);2;IF(EXACT([.D5];&quot;final&quot;);3;0))))" office:value-type="float" office:value="0">
            <text:p>Err:508</text:p>
          </table:table-cell>
          <table:table-cell table:style-name="ce4" office:value-type="string">
            <text:p>think it can be set as final </text:p>
          </table:table-cell>
          <table:table-cell table:style-name="ce4" office:value-type="string">
            <text:p>Pinheiro</text:p>
          </table:table-cell>
          <table:table-cell table:style-name="ce4" office:value-type="string">
            <text:p>Vignoni</text:p>
          </table:table-cell>
          <table:table-cell/>
          <table:table-cell table:style-name="ce6" office:value-type="string">
            <text:p>final</text:p>
          </table:table-cell>
          <table:table-cell table:formula="oooc:=COUNTIF([.E2:.E154];3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office:value-type="string">
            <text:p>up</text:p>
          </table:table-cell>
          <table:table-cell office:value-type="string">
            <text:p>toolbar editor, action selector dialog, kate, kprinter</text:p>
          </table:table-cell>
          <table:table-cell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down</text:p>
          </table:table-cell>
          <table:table-cell table:style-name="ce4" office:value-type="string">
            <text:p>toolbar editor, action selector dialog, kate, kprinter</text:p>
          </table:table-cell>
          <table:table-cell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3" office:value-type="string">
            <text:p>Standard names</text:p>
          </table:table-cell>
          <table:table-cell table:formula="oooc:=153-COUNTBLANK([.A2:.A154]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office:value-type="string">
            <text:p>back</text:p>
          </table:table-cell>
          <table:table-cell office:value-type="string">
            <text:p>back action, toolbar editor, action selector, kde print</text:p>
          </table:table-cell>
          <table:table-cell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orward</text:p>
          </table:table-cell>
          <table:table-cell office:value-type="string">
            <text:p>forward action, toolbar editor, action selector, kdeprint</text:p>
          </table:table-cell>
          <table:table-cell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xample</text:p>
          </table:table-cell>
          <table:table-cell office:value-type="string">
            <text:p>overlay, none by default</text:p>
          </table:table-cell>
          <table:table-cell table:style-name="Default"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screenshot</text:p>
          </table:table-cell>
          <table:table-cell office:value-type="string">
            <text:p>screenshot overlay, none by default</text:p>
          </table:table-cell>
          <table:table-cell table:style-name="Default"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link</text:p>
          </table:table-cell>
          <table:table-cell office:value-type="string">
            <text:p>link overlay</text:p>
          </table:table-cell>
          <table:table-cell table:style-name="ce6" office:value-type="string">
            <text:p>final</text:p>
          </table:table-cell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number-columns-repeated="2"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office:value-type="string">
            <text:p>zip</text:p>
          </table:table-cell>
          <table:table-cell office:value-type="string">
            <text:p>zip overlay</text:p>
          </table:table-cell>
          <table:table-cell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3" office:value-type="string">
            <text:p>Wimer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share</text:p>
          </table:table-cell>
          <table:table-cell office:value-type="string">
            <text:p>share overlay</text:p>
          </table:table-cell>
          <table:table-cell table:style-name="Default"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undo</text:p>
          </table:table-cell>
          <table:table-cell office:value-type="string">
            <text:p>undo/redo action, text edit context menus, redo stack</text:p>
          </table:table-cell>
          <table:table-cell table:style-name="ce7" office:value-type="string">
            <text:p>approval</text:p>
          </table:table-cell>
          <table:table-cell table:formula="oooc:=IF(ISBLANK([.D15];&quot;approval&quot;);0;IF(EXACT([.D15];&quot;draft&quot;);1;IF(EXACT([.D15];&quot;approval&quot;);2;IF(EXACT([.D15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redo</text:p>
          </table:table-cell>
          <table:table-cell office:value-type="string">
            <text:p>undo/redo action, text edit ctx menus, redo stack, print job mgr</text:p>
          </table:table-cell>
          <table:table-cell table:style-name="ce7" office:value-type="string">
            <text:p>approval</text:p>
          </table:table-cell>
          <table:table-cell table:formula="oooc:=IF(ISBLANK([.D16];&quot;approval&quot;);0;IF(EXACT([.D16];&quot;draft&quot;);1;IF(EXACT([.D16];&quot;approval&quot;);2;IF(EXACT([.D16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editcut</text:p>
          </table:table-cell>
          <table:table-cell office:value-type="string">
            <text:p>text edit context menus</text:p>
          </table:table-cell>
          <table:table-cell office:value-type="string">
            <text:p>approval</text:p>
          </table:table-cell>
          <table:table-cell table:formula="oooc:=IF(ISBLANK([.D17];&quot;approval&quot;);0;IF(EXACT([.D17];&quot;draft&quot;);1;IF(EXACT([.D17];&quot;approval&quot;);2;IF(EXACT([.D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ditcopy</text:p>
          </table:table-cell>
          <table:table-cell office:value-type="string">
            <text:p>text edit context menus, kate, kdeprint</text:p>
          </table:table-cell>
          <table:table-cell office:value-type="string">
            <text:p>approval</text:p>
          </table:table-cell>
          <table:table-cell table:formula="oooc:=IF(ISBLANK([.D18];&quot;approval&quot;);0;IF(EXACT([.D18];&quot;draft&quot;);1;IF(EXACT([.D18];&quot;approval&quot;);2;IF(EXACT([.D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ditpaste</text:p>
          </table:table-cell>
          <table:table-cell office:value-type="string">
            <text:p>text edit context menus, kdeprint</text:p>
          </table:table-cell>
          <table:table-cell office:value-type="string">
            <text:p>approval</text:p>
          </table:table-cell>
          <table:table-cell table:formula="oooc:=IF(ISBLANK([.D19];&quot;approval&quot;);0;IF(EXACT([.D19];&quot;draft&quot;);1;IF(EXACT([.D19];&quot;approval&quot;);2;IF(EXACT([.D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ditclear</text:p>
          </table:table-cell>
          <table:table-cell office:value-type="string">
            <text:p>text edit context menus</text:p>
          </table:table-cell>
          <table:table-cell office:value-type="string">
            <text:p>approval</text:p>
          </table:table-cell>
          <table:table-cell table:formula="oooc:=IF(ISBLANK([.D20];&quot;approval&quot;);0;IF(EXACT([.D20];&quot;draft&quot;);1;IF(EXACT([.D20];&quot;approval&quot;);2;IF(EXACT([.D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messagebox_info</text:p>
          </table:table-cell>
          <table:table-cell office:value-type="string">
            <text:p>passive popups</text:p>
          </table:table-cell>
          <table:table-cell office:value-type="string">
            <text:p>approval</text:p>
          </table:table-cell>
          <table:table-cell table:formula="oooc:=IF(ISBLANK([.D21];&quot;approval&quot;);0;IF(EXACT([.D21];&quot;draft&quot;);1;IF(EXACT([.D21];&quot;approval&quot;);2;IF(EXACT([.D21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messagebox_warning</text:p>
          </table:table-cell>
          <table:table-cell office:value-type="string">
            <text:p>passive popups</text:p>
          </table:table-cell>
          <table:table-cell office:value-type="string">
            <text:p>approval</text:p>
          </table:table-cell>
          <table:table-cell table:formula="oooc:=IF(ISBLANK([.D22];&quot;approval&quot;);0;IF(EXACT([.D22];&quot;draft&quot;);1;IF(EXACT([.D22];&quot;approval&quot;);2;IF(EXACT([.D22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messagebox_critical</text:p>
          </table:table-cell>
          <table:table-cell office:value-type="string">
            <text:p>passive popups, kjs debugger</text:p>
          </table:table-cell>
          <table:table-cell office:value-type="string">
            <text:p>approval</text:p>
          </table:table-cell>
          <table:table-cell table:formula="oooc:=IF(ISBLANK([.D23];&quot;approval&quot;);0;IF(EXACT([.D23];&quot;draft&quot;);1;IF(EXACT([.D23];&quot;approval&quot;);2;IF(EXACT([.D23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history_clear</text:p>
          </table:table-cell>
          <table:table-cell office:value-type="string">
            <text:p>combobox context menu, html forms</text:p>
          </table:table-cell>
          <table:table-cell office:value-type="string">
            <text:p>approval</text:p>
          </table:table-cell>
          <table:table-cell table:formula="oooc:=IF(ISBLANK([.D24];&quot;approval&quot;);0;IF(EXACT([.D24];&quot;draft&quot;);1;IF(EXACT([.D24];&quot;approval&quot;);2;IF(EXACT([.D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today</text:p>
          </table:table-cell>
          <table:table-cell office:value-type="string">
            <text:p>datepicker</text:p>
          </table:table-cell>
          <table:table-cell office:value-type="string">
            <text:p>approval</text:p>
          </table:table-cell>
          <table:table-cell table:formula="oooc:=IF(ISBLANK([.D25];&quot;approval&quot;);0;IF(EXACT([.D25];&quot;draft&quot;);1;IF(EXACT([.D25];&quot;approval&quot;);2;IF(EXACT([.D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2leftarrow</text:p>
          </table:table-cell>
          <table:table-cell office:value-type="string">
            <text:p>datepicker</text:p>
          </table:table-cell>
          <table:table-cell table:style-name="ce8" office:value-type="string">
            <text:p>draft</text:p>
          </table:table-cell>
          <table:table-cell table:formula="oooc:=IF(ISBLANK([.D26];&quot;approval&quot;);0;IF(EXACT([.D26];&quot;draft&quot;);1;IF(EXACT([.D26];&quot;approval&quot;);2;IF(EXACT([.D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2rightarrow</text:p>
          </table:table-cell>
          <table:table-cell office:value-type="string">
            <text:p>datepicker</text:p>
          </table:table-cell>
          <table:table-cell table:style-name="ce8" office:value-type="string">
            <text:p>draft</text:p>
          </table:table-cell>
          <table:table-cell table:formula="oooc:=IF(ISBLANK([.D27];&quot;approval&quot;);0;IF(EXACT([.D27];&quot;draft&quot;);1;IF(EXACT([.D27];&quot;approval&quot;);2;IF(EXACT([.D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1leftarrow</text:p>
          </table:table-cell>
          <table:table-cell office:value-type="string">
            <text:p>datepicker, html</text:p>
          </table:table-cell>
          <table:table-cell table:style-name="ce8" office:value-type="string">
            <text:p>draft</text:p>
          </table:table-cell>
          <table:table-cell table:formula="oooc:=IF(ISBLANK([.D28];&quot;approval&quot;);0;IF(EXACT([.D28];&quot;draft&quot;);1;IF(EXACT([.D28];&quot;approval&quot;);2;IF(EXACT([.D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1rightarrow</text:p>
          </table:table-cell>
          <table:table-cell office:value-type="string">
            <text:p>datepicker, html</text:p>
          </table:table-cell>
          <table:table-cell table:style-name="ce8" office:value-type="string">
            <text:p>draft</text:p>
          </table:table-cell>
          <table:table-cell table:formula="oooc:=IF(ISBLANK([.D29];&quot;approval&quot;);0;IF(EXACT([.D29];&quot;draft&quot;);1;IF(EXACT([.D29];&quot;approval&quot;);2;IF(EXACT([.D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contents</text:p>
          </table:table-cell>
          <table:table-cell office:value-type="string">
            <text:p>help menu, printer config</text:p>
          </table:table-cell>
          <table:table-cell office:value-type="string">
            <text:p>approval</text:p>
          </table:table-cell>
          <table:table-cell table:formula="oooc:=IF(ISBLANK([.D30];&quot;approval&quot;);0;IF(EXACT([.D30];&quot;draft&quot;);1;IF(EXACT([.D30];&quot;approval&quot;);2;IF(EXACT([.D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contexthelp</text:p>
          </table:table-cell>
          <table:table-cell office:value-type="string">
            <text:p>help menu</text:p>
          </table:table-cell>
          <table:table-cell office:value-type="string">
            <text:p>approval</text:p>
          </table:table-cell>
          <table:table-cell table:formula="oooc:=IF(ISBLANK([.D31];&quot;approval&quot;);0;IF(EXACT([.D31];&quot;draft&quot;);1;IF(EXACT([.D31];&quot;approval&quot;);2;IF(EXACT([.D3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about_kde</text:p>
          </table:table-cell>
          <table:table-cell office:value-type="string">
            <text:p>help menu</text:p>
          </table:table-cell>
          <table:table-cell table:style-name="Default"/>
          <table:table-cell table:formula="oooc:=IF(ISBLANK([.D32];&quot;approval&quot;);0;IF(EXACT([.D32];&quot;draft&quot;);1;IF(EXACT([.D32];&quot;approval&quot;);2;IF(EXACT([.D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office:value-type="string">
            <text:p>completion</text:p>
          </table:table-cell>
          <table:table-cell office:value-type="string">
            <text:p>line edits context menu</text:p>
          </table:table-cell>
          <table:table-cell table:style-name="ce7" office:value-type="string">
            <text:p>approval</text:p>
          </table:table-cell>
          <table:table-cell table:formula="oooc:=IF(ISBLANK([.D33];&quot;approval&quot;);0;IF(EXACT([.D33];&quot;draft&quot;);1;IF(EXACT([.D33];&quot;approval&quot;);2;IF(EXACT([.D33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rotate_cw</text:p>
          </table:table-cell>
          <table:table-cell office:value-type="string">
            <text:p>pixmap region selector</text:p>
          </table:table-cell>
          <table:table-cell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rotate_ccw</text:p>
          </table:table-cell>
          <table:table-cell office:value-type="string">
            <text:p>pixmap region selector</text:p>
          </table:table-cell>
          <table:table-cell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spellcheck</text:p>
          </table:table-cell>
          <table:table-cell office:value-type="string">
            <text:p>text box context menu, kate, spell check action</text:p>
          </table:table-cell>
          <table:table-cell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lock</text:p>
          </table:table-cell>
          <table:table-cell office:value-type="string">
            <text:p>toolbar context menu, lock overlay</text:p>
          </table:table-cell>
          <table:table-cell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office:value-type="string">
            <text:p>unlock</text:p>
          </table:table-cell>
          <table:table-cell office:value-type="string">
            <text:p>toolbar context menu</text:p>
          </table:table-cell>
          <table:table-cell table:style-name="ce7" office:value-type="string">
            <text:p>approval</text:p>
          </table:table-cell>
          <table:table-cell table:formula="oooc:=IF(ISBLANK([.D38];&quot;approval&quot;);0;IF(EXACT([.D38];&quot;draft&quot;);1;IF(EXACT([.D38];&quot;approval&quot;);2;IF(EXACT([.D38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next</text:p>
          </table:table-cell>
          <table:table-cell office:value-type="string">
            <text:p>next action, kate</text:p>
          </table:table-cell>
          <table:table-cell office:value-type="string">
            <text:p>approval</text:p>
          </table:table-cell>
          <table:table-cell table:formula="oooc:=IF(ISBLANK([.D39];&quot;approval&quot;);0;IF(EXACT([.D39];&quot;draft&quot;);1;IF(EXACT([.D39];&quot;approval&quot;);2;IF(EXACT([.D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previous</text:p>
          </table:table-cell>
          <table:table-cell office:value-type="string">
            <text:p>previous action, kate</text:p>
          </table:table-cell>
          <table:table-cell office:value-type="string">
            <text:p>approval</text:p>
          </table:table-cell>
          <table:table-cell table:formula="oooc:=IF(ISBLANK([.D40];&quot;approval&quot;);0;IF(EXACT([.D40];&quot;draft&quot;);1;IF(EXACT([.D40];&quot;approval&quot;);2;IF(EXACT([.D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stop</text:p>
          </table:table-cell>
          <table:table-cell office:value-type="string">
            <text:p>kjs debugger, print preview, print job mgr</text:p>
          </table:table-cell>
          <table:table-cell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va</text:p>
          </table:table-cell>
          <table:table-cell office:value-type="string">
            <text:p>java applets</text:p>
          </table:table-cell>
          <table:table-cell table:style-name="ce7" office:value-type="string">
            <text:p>approval</text:p>
          </table:table-cell>
          <table:table-cell table:formula="oooc:=IF(ISBLANK([.D42];&quot;approval&quot;);0;IF(EXACT([.D42];&quot;draft&quot;);1;IF(EXACT([.D42];&quot;approval&quot;);2;IF(EXACT([.D42];&quot;final&quot;);3;0))))" office:value-type="float" office:value="0">
            <text:p>Err:508</text:p>
          </table:table-cell>
          <table:table-cell table:style-name="ce3" office:value-type="string">
            <text:p>see java_kjav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1uparrow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1downarrow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mail_generic</text:p>
          </table:table-cell>
          <table:table-cell office:value-type="string">
            <text:p>khtml</text:p>
          </table:table-cell>
          <table:table-cell table:style-name="ce7" office:value-type="string">
            <text:p>approval</text:p>
          </table:table-cell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_broken</text:p>
          </table:table-cell>
          <table:table-cell office:value-type="string">
            <text:p>khtml</text:p>
          </table:table-cell>
          <table:table-cell table:style-name="ce7" office:value-type="string">
            <text:p>approval</text:p>
          </table:table-cell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much based on the latest mime sheet david made</text:p>
          </table:table-cell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continue</text:p>
          </table:table-cell>
          <table:table-cell office:value-type="string">
            <text:p>khtml/ecma/debugger/images</text:p>
          </table:table-cell>
          <table:table-cell table:style-name="Default"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stop</text:p>
          </table:table-cell>
          <table:table-cell office:value-type="string">
            <text:p>khtml/ecma/debugger/images</text:p>
          </table:table-cell>
          <table:table-cell office:value-type="string">
            <text:p>approval</text:p>
          </table:table-cell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step-into</text:p>
          </table:table-cell>
          <table:table-cell office:value-type="string">
            <text:p>khtml/ecma/debugger/images</text:p>
          </table:table-cell>
          <table:table-cell table:style-name="Default"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step-out</text:p>
          </table:table-cell>
          <table:table-cell office:value-type="string">
            <text:p>khtml/ecma/debugger/images</text:p>
          </table:table-cell>
          <table:table-cell table:style-name="Default"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step-over</text:p>
          </table:table-cell>
          <table:table-cell office:value-type="string">
            <text:p>khtml/ecma/debugger/images</text:p>
          </table:table-cell>
          <table:table-cell table:style-name="Default"/>
          <table:table-cell table:formula="oooc:=IF(ISBLANK([.D51];&quot;approval&quot;);0;IF(EXACT([.D51];&quot;draft&quot;);1;IF(EXACT([.D51];&quot;approval&quot;);2;IF(EXACT([.D51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window_new</text:p>
          </table:table-cell>
          <table:table-cell office:value-type="string">
            <text:p>khtml, kate</text:p>
          </table:table-cell>
          <table:table-cell office:value-type="string">
            <text:p>approval</text:p>
          </table:table-cell>
          <table:table-cell table:formula="oooc:=IF(ISBLANK([.D52];&quot;approval&quot;);0;IF(EXACT([.D52];&quot;draft&quot;);1;IF(EXACT([.D52];&quot;approval&quot;);2;IF(EXACT([.D5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ab_new</text:p>
          </table:table-cell>
          <table:table-cell office:value-type="string">
            <text:p>khtml</text:p>
          </table:table-cell>
          <table:table-cell office:value-type="string">
            <text:p>approval</text:p>
          </table:table-cell>
          <table:table-cell table:formula="oooc:=IF(ISBLANK([.D53];&quot;approval&quot;);0;IF(EXACT([.D53];&quot;draft&quot;);1;IF(EXACT([.D53];&quot;approval&quot;);2;IF(EXACT([.D5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dea</text:p>
          </table:table-cell>
          <table:table-cell office:value-type="string">
            <text:p>ktip dialog and action</text:p>
          </table:table-cell>
          <table:table-cell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close</text:p>
          </table:table-cell>
          <table:table-cell office:value-type="string">
            <text:p>tab bar, javascript error dialog, kross script, actions</text:p>
          </table:table-cell>
          <table:table-cell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xapp</text:p>
          </table:table-cell>
          <table:table-cell office:value-type="string">
            <text:p>window titles</text:p>
          </table:table-cell>
          <table:table-cell table:style-name="Default"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style-name="ce3" office:value-type="string">
            <text:p>there is X.svg in BOTH actions/ and apps/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charset</text:p>
          </table:table-cell>
          <table:table-cell office:value-type="string">
            <text:p>khtml (encodings)</text:p>
          </table:table-cell>
          <table:table-cell table:style-name="Default"/>
          <table:table-cell table:formula="oooc:=IF(ISBLANK([.D57];&quot;approval&quot;);0;IF(EXACT([.D57];&quot;draft&quot;);1;IF(EXACT([.D57];&quot;approval&quot;);2;IF(EXACT([.D5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rameprint</text:p>
          </table:table-cell>
          <table:table-cell office:value-type="string">
            <text:p>khtml print</text:p>
          </table:table-cell>
          <table:table-cell office:value-type="string">
            <text:p>approval</text:p>
          </table:table-cell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Default"/>
          <table:table-cell office:value-type="string">
            <text:p>javascript error dialog, dialog button</text:p>
          </table:table-cell>
          <table:table-cell office:value-type="string">
            <text:p>approval</text:p>
          </table:table-cell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mages_display</text:p>
          </table:table-cell>
          <table:table-cell office:value-type="string">
            <text:p>khtml</text:p>
          </table:table-cell>
          <table:table-cell table:style-name="Default"/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reload</text:p>
          </table:table-cell>
          <table:table-cell office:value-type="string">
            <text:p>khtml, kate, print job mgr, printer config</text:p>
          </table:table-cell>
          <table:table-cell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rint</text:p>
          </table:table-cell>
          <table:table-cell office:value-type="string">
            <text:p>khtml print</text:p>
          </table:table-cell>
          <table:table-cell table:style-name="Default"/>
          <table:table-cell table:formula="oooc:=IF(ISBLANK([.D62];&quot;approval&quot;);0;IF(EXACT([.D62];&quot;draft&quot;);1;IF(EXACT([.D62];&quot;approval&quot;);2;IF(EXACT([.D6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open</text:p>
          </table:table-cell>
          <table:table-cell office:value-type="string">
            <text:p>url line edit, file dialog, kprinter</text:p>
          </table:table-cell>
          <table:table-cell office:value-type="string">
            <text:p>approval</text:p>
          </table:table-cell>
          <table:table-cell table:formula="oooc:=IF(ISBLANK([.D63];&quot;approval&quot;);0;IF(EXACT([.D63];&quot;draft&quot;);1;IF(EXACT([.D63];&quot;approval&quot;);2;IF(EXACT([.D63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ookmark</text:p>
          </table:table-cell>
          <table:table-cell office:value-type="string">
            <text:p>file dialog, kate, edit bookmark action</text:p>
          </table:table-cell>
          <table:table-cell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nfigure</text:p>
          </table:table-cell>
          <table:table-cell office:value-type="string">
            <text:p>file dialog, properties dialog, kate</text:p>
          </table:table-cell>
          <table:table-cell office:value-type="string">
            <text:p>approval</text:p>
          </table:table-cell>
          <table:table-cell table:formula="oooc:=IF(ISBLANK([.D65];&quot;approval&quot;);0;IF(EXACT([.D65];&quot;draft&quot;);1;IF(EXACT([.D65];&quot;approval&quot;);2;IF(EXACT([.D6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assword</text:p>
          </table:table-cell>
          <table:table-cell office:value-type="string">
            <text:p>password dialog</text:p>
          </table:table-cell>
          <table:table-cell table:style-name="ce7" office:value-type="string">
            <text:p>approval</text:p>
          </table:table-cell>
          <table:table-cell table:formula="oooc:=IF(ISBLANK([.D66];&quot;approval&quot;);0;IF(EXACT([.D66];&quot;draft&quot;);1;IF(EXACT([.D66];&quot;approval&quot;);2;IF(EXACT([.D66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filesave</text:p>
          </table:table-cell>
          <table:table-cell office:value-type="string">
            <text:p>download progress, kate, save action</text:p>
          </table:table-cell>
          <table:table-cell office:value-type="string">
            <text:p>approval</text:p>
          </table:table-cell>
          <table:table-cell table:formula="oooc:=IF(ISBLANK([.D67];&quot;approval&quot;);0;IF(EXACT([.D67];&quot;draft&quot;);1;IF(EXACT([.D67];&quot;approval&quot;);2;IF(EXACT([.D6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unknown</text:p>
          </table:table-cell>
          <table:table-cell office:value-type="string">
            <text:p>mimetype dialog</text:p>
          </table:table-cell>
          <table:table-cell office:value-type="string">
            <text:p>approval</text:p>
          </table:table-cell>
          <table:table-cell table:formula="oooc:=IF(ISBLANK([.D68];&quot;approval&quot;);0;IF(EXACT([.D68];&quot;draft&quot;);1;IF(EXACT([.D68];&quot;approval&quot;);2;IF(EXACT([.D6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ookmarks_list_add</text:p>
          </table:table-cell>
          <table:table-cell office:value-type="string">
            <text:p>bookmark menu</text:p>
          </table:table-cell>
          <table:table-cell office:value-type="string">
            <text:p>approval</text:p>
          </table:table-cell>
          <table:table-cell table:formula="oooc:=IF(ISBLANK([.D69];&quot;approval&quot;);0;IF(EXACT([.D69];&quot;draft&quot;);1;IF(EXACT([.D69];&quot;approval&quot;);2;IF(EXACT([.D6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ookmark_add</text:p>
          </table:table-cell>
          <table:table-cell office:value-type="string">
            <text:p>bookmark menu</text:p>
          </table:table-cell>
          <table:table-cell office:value-type="string">
            <text:p>approval</text:p>
          </table:table-cell>
          <table:table-cell table:formula="oooc:=IF(ISBLANK([.D70];&quot;approval&quot;);0;IF(EXACT([.D70];&quot;draft&quot;);1;IF(EXACT([.D70];&quot;approval&quot;);2;IF(EXACT([.D7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older_new</text:p>
          </table:table-cell>
          <table:table-cell office:value-type="string">
            <text:p>bookmark menu, file dialog</text:p>
          </table:table-cell>
          <table:table-cell office:value-type="string">
            <text:p>approval</text:p>
          </table:table-cell>
          <table:table-cell table:formula="oooc:=IF(ISBLANK([.D71];&quot;approval&quot;);0;IF(EXACT([.D71];&quot;draft&quot;);1;IF(EXACT([.D71];&quot;approval&quot;);2;IF(EXACT([.D71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folder</text:p>
          </table:table-cell>
          <table:table-cell office:value-type="string">
            <text:p>kboomarkmenu, kdeprint</text:p>
          </table:table-cell>
          <table:table-cell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humbnail</text:p>
          </table:table-cell>
          <table:table-cell office:value-type="string">
            <text:p>image previewer, file dialog</text:p>
          </table:table-cell>
          <table:table-cell office:value-type="string">
            <text:p>approval</text:p>
          </table:table-cell>
          <table:table-cell table:formula="oooc:=IF(ISBLANK([.D73];&quot;approval&quot;);0;IF(EXACT([.D73];&quot;draft&quot;);1;IF(EXACT([.D73];&quot;approval&quot;);2;IF(EXACT([.D7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layer_play</text:p>
          </table:table-cell>
          <table:table-cell office:value-type="string">
            <text:p>notification dialog</text:p>
          </table:table-cell>
          <table:table-cell office:value-type="string">
            <text:p>approval</text:p>
          </table:table-cell>
          <table:table-cell table:formula="oooc:=IF(ISBLANK([.D74];&quot;approval&quot;);0;IF(EXACT([.D74];&quot;draft&quot;);1;IF(EXACT([.D74];&quot;approval&quot;);2;IF(EXACT([.D7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older_open</text:p>
          </table:table-cell>
          <table:table-cell office:value-type="string">
            <text:p>url drop list</text:p>
          </table:table-cell>
          <table:table-cell table:style-name="Default"/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dit</text:p>
          </table:table-cell>
          <table:table-cell office:value-type="string">
            <text:p>file dialog speedbar, kate</text:p>
          </table:table-cell>
          <table:table-cell table:style-name="ce7" office:value-type="string">
            <text:p>approval</text:p>
          </table:table-cell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ditdelete</text:p>
          </table:table-cell>
          <table:table-cell office:value-type="string">
            <text:p>file dialog, kdeprint</text:p>
          </table:table-cell>
          <table:table-cell office:value-type="string">
            <text:p>approval</text:p>
          </table:table-cell>
          <table:table-cell table:formula="oooc:=IF(ISBLANK([.D77];&quot;approval&quot;);0;IF(EXACT([.D77];&quot;draft&quot;);1;IF(EXACT([.D77];&quot;approval&quot;);2;IF(EXACT([.D7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dittrash</text:p>
          </table:table-cell>
          <table:table-cell office:value-type="string">
            <text:p>file dialog, print job mgr</text:p>
          </table:table-cell>
          <table:table-cell table:style-name="Default"/>
          <table:table-cell table:formula="oooc:=IF(ISBLANK([.D78];&quot;approval&quot;);0;IF(EXACT([.D78];&quot;draft&quot;);1;IF(EXACT([.D78];&quot;approval&quot;);2;IF(EXACT([.D78];&quot;final&quot;);3;0))))" office:value-type="float" office:value="0">
            <text:p>Err:508</text:p>
          </table:table-cell>
          <table:table-cell table:style-name="ce3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iew_multicolumn</text:p>
          </table:table-cell>
          <table:table-cell office:value-type="string">
            <text:p>file dialog</text:p>
          </table:table-cell>
          <table:table-cell office:value-type="string">
            <text:p>approval</text:p>
          </table:table-cell>
          <table:table-cell table:formula="oooc:=IF(ISBLANK([.D79];&quot;approval&quot;);0;IF(EXACT([.D79];&quot;draft&quot;);1;IF(EXACT([.D79];&quot;approval&quot;);2;IF(EXACT([.D7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_detailed</text:p>
          </table:table-cell>
          <table:table-cell office:value-type="string">
            <text:p>file dialog</text:p>
          </table:table-cell>
          <table:table-cell office:value-type="string">
            <text:p>approval</text:p>
          </table:table-cell>
          <table:table-cell table:formula="oooc:=IF(ISBLANK([.D80];&quot;approval&quot;);0;IF(EXACT([.D80];&quot;draft&quot;);1;IF(EXACT([.D80];&quot;approval&quot;);2;IF(EXACT([.D8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ext_bold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1];&quot;approval&quot;);0;IF(EXACT([.D81];&quot;draft&quot;);1;IF(EXACT([.D81];&quot;approval&quot;);2;IF(EXACT([.D8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ext_italic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2];&quot;approval&quot;);0;IF(EXACT([.D82];&quot;draft&quot;);1;IF(EXACT([.D82];&quot;approval&quot;);2;IF(EXACT([.D8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ext_under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3];&quot;approval&quot;);0;IF(EXACT([.D83];&quot;draft&quot;);1;IF(EXACT([.D83];&quot;approval&quot;);2;IF(EXACT([.D8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ext_strike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4];&quot;approval&quot;);0;IF(EXACT([.D84];&quot;draft&quot;);1;IF(EXACT([.D84];&quot;approval&quot;);2;IF(EXACT([.D8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_text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lorize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rame_edit</text:p>
          </table:table-cell>
          <table:table-cell office:value-type="string">
            <text:p>kate</text:p>
          </table:table-cell>
          <table:table-cell table:style-name="Default"/>
          <table:table-cell table:formula="oooc:=IF(ISBLANK([.D87];&quot;approval&quot;);0;IF(EXACT([.D87];&quot;draft&quot;);1;IF(EXACT([.D87];&quot;approval&quot;);2;IF(EXACT([.D87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rightjust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88];&quot;approval&quot;);0;IF(EXACT([.D88];&quot;draft&quot;);1;IF(EXACT([.D88];&quot;approval&quot;);2;IF(EXACT([.D8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ource</text:p>
          </table:table-cell>
          <table:table-cell office:value-type="string">
            <text:p>kate</text:p>
          </table:table-cell>
          <table:table-cell table:style-name="ce7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key_enter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90];&quot;approval&quot;);0;IF(EXACT([.D90];&quot;draft&quot;);1;IF(EXACT([.D90];&quot;approval&quot;);2;IF(EXACT([.D9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nnect_established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91];&quot;approval&quot;);0;IF(EXACT([.D91];&quot;draft&quot;);1;IF(EXACT([.D91];&quot;approval&quot;);2;IF(EXACT([.D9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indent</text:p>
          </table:table-cell>
          <table:table-cell office:value-type="string">
            <text:p>kate</text:p>
          </table:table-cell>
          <table:table-cell table:style-name="ce7" office:value-type="string">
            <text:p>approval</text:p>
          </table:table-cell>
          <table:table-cell table:formula="oooc:=IF(ISBLANK([.D92];&quot;approval&quot;);0;IF(EXACT([.D92];&quot;draft&quot;);1;IF(EXACT([.D92];&quot;approval&quot;);2;IF(EXACT([.D92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unindent</text:p>
          </table:table-cell>
          <table:table-cell office:value-type="string">
            <text:p>kate</text:p>
          </table:table-cell>
          <table:table-cell table:style-name="ce7" office:value-type="string">
            <text:p>approval</text:p>
          </table:table-cell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viewmag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mag-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mag</text:p>
          </table:table-cell>
          <table:table-cell office:value-type="string">
            <text:p>actions</text:p>
          </table:table-cell>
          <table:table-cell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ort</text:p>
          </table:table-cell>
          <table:table-cell office:value-type="string">
            <text:p>kate</text:p>
          </table:table-cell>
          <table:table-cell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ter</text:p>
          </table:table-cell>
          <table:table-cell office:value-type="string">
            <text:p>kate, kprinter</text:p>
          </table:table-cell>
          <table:table-cell office:value-type="string">
            <text:p>approval</text:p>
          </table:table-cell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ok</text:p>
          </table:table-cell>
          <table:table-cell office:value-type="string">
            <text:p>kate, knewstuff</text:p>
          </table:table-cell>
          <table:table-cell office:value-type="string">
            <text:p>approval</text:p>
          </table:table-cell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uploadsmb</text:p>
          </table:table-cell>
          <table:table-cell office:value-type="string">
            <text:p>cups config (printing)</text:p>
          </table:table-cell>
          <table:table-cell table:style-name="Default"/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report</text:p>
          </table:table-cell>
          <table:table-cell office:value-type="string">
            <text:p>cups config (printing)</text:p>
          </table:table-cell>
          <table:table-cell table:style-name="Default"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find</text:p>
          </table:table-cell>
          <table:table-cell office:value-type="string">
            <text:p>kprinter</text:p>
          </table:table-cell>
          <table:table-cell office:value-type="string">
            <text:p>approval</text:p>
          </table:table-cell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print</text:p>
          </table:table-cell>
          <table:table-cell office:value-type="string">
            <text:p>print preview, print job mgr</text:p>
          </table:table-cell>
          <table:table-cell office:value-type="string">
            <text:p>approval</text:p>
          </table:table-cell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wizard</text:p>
          </table:table-cell>
          <table:table-cell office:value-type="string">
            <text:p>kprinter</text:p>
          </table:table-cell>
          <table:table-cell office:value-type="string">
            <text:p>approval</text:p>
          </table:table-cell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help</text:p>
          </table:table-cell>
          <table:table-cell office:value-type="string">
            <text:p>kprinter</text:p>
          </table:table-cell>
          <table:table-cell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run</text:p>
          </table:table-cell>
          <table:table-cell office:value-type="string">
            <text:p>print job mgr</text:p>
          </table:table-cell>
          <table:table-cell table:style-name="Default"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history</text:p>
          </table:table-cell>
          <table:table-cell office:value-type="string">
            <text:p>print job mgr, knewstuff</text:p>
          </table:table-cell>
          <table:table-cell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ersonal</text:p>
          </table:table-cell>
          <table:table-cell office:value-type="string">
            <text:p>print job mgr</text:p>
          </table:table-cell>
          <table:table-cell table:style-name="Default"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printer</text:p>
          </table:table-cell>
          <table:table-cell office:value-type="string">
            <text:p>print job mgr</text:p>
          </table:table-cell>
          <table:table-cell table:style-name="Default"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3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ocument</text:p>
          </table:table-cell>
          <table:table-cell office:value-type="string">
            <text:p>kdeprint</text:p>
          </table:table-cell>
          <table:table-cell table:style-name="Default"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view_change</text:p>
          </table:table-cell>
          <table:table-cell office:value-type="string">
            <text:p>kdeprint</text:p>
          </table:table-cell>
          <table:table-cell table:style-name="Default"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printstate</text:p>
          </table:table-cell>
          <table:table-cell office:value-type="string">
            <text:p>kdeprint</text:p>
          </table:table-cell>
          <table:table-cell table:style-name="Default"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enableprinter</text:p>
          </table:table-cell>
          <table:table-cell office:value-type="string">
            <text:p>printer config</text:p>
          </table:table-cell>
          <table:table-cell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kdeprint_stopprinter</text:p>
          </table:table-cell>
          <table:table-cell office:value-type="string">
            <text:p>printer config</text:p>
          </table:table-cell>
          <table:table-cell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kdeprint_queuestate</text:p>
          </table:table-cell>
          <table:table-cell office:value-type="string">
            <text:p>printer config</text:p>
          </table:table-cell>
          <table:table-cell office:value-type="string">
            <text:p>approval</text:p>
          </table:table-cell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kdeprint_stopprinter</text:p>
          </table:table-cell>
          <table:table-cell office:value-type="string">
            <text:p>printer config</text:p>
          </table:table-cell>
          <table:table-cell office:value-type="string">
            <text:p>approval</text:p>
          </table:table-cell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kdeprint_addprinter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addpseudo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defaulthard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defaultsoft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testprinter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configmgr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restartsrv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3];&quot;approval&quot;);0;IF(EXACT([.D123];&quot;draft&quot;);1;IF(EXACT([.D123];&quot;approval&quot;);2;IF(EXACT([.D12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configsrv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deprint_printer_infos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network</text:p>
          </table:table-cell>
          <table:table-cell office:value-type="string">
            <text:p>printer config</text:p>
          </table:table-cell>
          <table:table-cell office:value-type="string">
            <text:p>approval</text:p>
          </table:table-cell>
          <table:table-cell table:formula="oooc:=IF(ISBLANK([.D126];&quot;approval&quot;);0;IF(EXACT([.D126];&quot;draft&quot;);1;IF(EXACT([.D126];&quot;approval&quot;);2;IF(EXACT([.D1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ackage_utilities</text:p>
          </table:table-cell>
          <table:table-cell office:value-type="string">
            <text:p>printer config</text:p>
          </table:table-cell>
          <table:table-cell table:style-name="Default"/>
          <table:table-cell table:formula="oooc:=IF(ISBLANK([.D127];&quot;approval&quot;);0;IF(EXACT([.D127];&quot;draft&quot;);1;IF(EXACT([.D127];&quot;approval&quot;);2;IF(EXACT([.D1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layer_play</text:p>
          </table:table-cell>
          <table:table-cell office:value-type="string">
            <text:p>kross script</text:p>
          </table:table-cell>
          <table:table-cell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layer_stop</text:p>
          </table:table-cell>
          <table:table-cell office:value-type="string">
            <text:p>kross script</text:p>
          </table:table-cell>
          <table:table-cell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import</text:p>
          </table:table-cell>
          <table:table-cell office:value-type="string">
            <text:p>kross script</text:p>
          </table:table-cell>
          <table:table-cell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newstuff</text:p>
          </table:table-cell>
          <table:table-cell office:value-type="string">
            <text:p>kross script, knewstuff</text:p>
          </table:table-cell>
          <table:table-cell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style-name="ce3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filenew</text:p>
          </table:table-cell>
          <table:table-cell office:value-type="string">
            <text:p>new action</text:p>
          </table:table-cell>
          <table:table-cell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open</text:p>
          </table:table-cell>
          <table:table-cell office:value-type="string">
            <text:p>open action</text:p>
          </table:table-cell>
          <table:table-cell office:value-type="string">
            <text:p>approval</text:p>
          </table:table-cell>
          <table:table-cell table:formula="oooc:=IF(ISBLANK([.D133];&quot;approval&quot;);0;IF(EXACT([.D133];&quot;draft&quot;);1;IF(EXACT([.D133];&quot;approval&quot;);2;IF(EXACT([.D13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saveas</text:p>
          </table:table-cell>
          <table:table-cell office:value-type="string">
            <text:p>save as action</text:p>
          </table:table-cell>
          <table:table-cell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revert</text:p>
          </table:table-cell>
          <table:table-cell office:value-type="string">
            <text:p>revert file action</text:p>
          </table:table-cell>
          <table:table-cell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close</text:p>
          </table:table-cell>
          <table:table-cell office:value-type="string">
            <text:p>close action</text:p>
          </table:table-cell>
          <table:table-cell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print</text:p>
          </table:table-cell>
          <table:table-cell office:value-type="string">
            <text:p>print action</text:p>
          </table:table-cell>
          <table:table-cell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lequickprint</text:p>
          </table:table-cell>
          <table:table-cell office:value-type="string">
            <text:p>print preview action</text:p>
          </table:table-cell>
          <table:table-cell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mail_send</text:p>
          </table:table-cell>
          <table:table-cell office:value-type="string">
            <text:p>email action</text:p>
          </table:table-cell>
          <table:table-cell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xit</text:p>
          </table:table-cell>
          <table:table-cell office:value-type="string">
            <text:p>quit action</text:p>
          </table:table-cell>
          <table:table-cell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gohome</text:p>
          </table:table-cell>
          <table:table-cell office:value-type="string">
            <text:p>home action</text:p>
          </table:table-cell>
          <table:table-cell office:value-type="string">
            <text:p>approval</text:p>
          </table:table-cell>
          <table:table-cell table:formula="oooc:=IF(ISBLANK([.D141];&quot;approval&quot;);0;IF(EXACT([.D141];&quot;draft&quot;);1;IF(EXACT([.D141];&quot;approval&quot;);2;IF(EXACT([.D1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goto</text:p>
          </table:table-cell>
          <table:table-cell office:value-type="string">
            <text:p>go to page action</text:p>
          </table:table-cell>
          <table:table-cell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art</text:p>
          </table:table-cell>
          <table:table-cell office:value-type="string">
            <text:p>first page action</text:p>
          </table:table-cell>
          <table:table-cell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inish</text:p>
          </table:table-cell>
          <table:table-cell office:value-type="string">
            <text:p>last page action</text:p>
          </table:table-cell>
          <table:table-cell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nfigure_shortcuts</text:p>
          </table:table-cell>
          <table:table-cell office:value-type="string">
            <text:p>config shortcuts action</text:p>
          </table:table-cell>
          <table:table-cell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nfigure_toolbars</text:p>
          </table:table-cell>
          <table:table-cell office:value-type="string">
            <text:p>config toolbars action</text:p>
          </table:table-cell>
          <table:table-cell office:value-type="string">
            <text:p>approval</text:p>
          </table:table-cell>
          <table:table-cell table:formula="oooc:=IF(ISBLANK([.D146];&quot;approval&quot;);0;IF(EXACT([.D146];&quot;draft&quot;);1;IF(EXACT([.D146];&quot;approval&quot;);2;IF(EXACT([.D14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notify</text:p>
          </table:table-cell>
          <table:table-cell office:value-type="string">
            <text:p>config notifications action</text:p>
          </table:table-cell>
          <table:table-cell table:style-name="ce7" office:value-type="string">
            <text:p>approval</text:p>
          </table:table-cell>
          <table:table-cell table:formula="oooc:=IF(ISBLANK([.D147];&quot;approval&quot;);0;IF(EXACT([.D147];&quot;draft&quot;);1;IF(EXACT([.D147];&quot;approval&quot;);2;IF(EXACT([.D147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contexthelp</text:p>
          </table:table-cell>
          <table:table-cell office:value-type="string">
            <text:p>whats this action</text:p>
          </table:table-cell>
          <table:table-cell office:value-type="string">
            <text:p>approval</text:p>
          </table:table-cell>
          <table:table-cell table:formula="oooc:=IF(ISBLANK([.D148];&quot;approval&quot;);0;IF(EXACT([.D148];&quot;draft&quot;);1;IF(EXACT([.D148];&quot;approval&quot;);2;IF(EXACT([.D14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utton_ok</text:p>
          </table:table-cell>
          <table:table-cell office:value-type="string">
            <text:p>dialog button</text:p>
          </table:table-cell>
          <table:table-cell office:value-type="string">
            <text:p>approval</text:p>
          </table:table-cell>
          <table:table-cell table:formula="oooc:=IF(ISBLANK([.D149];&quot;approval&quot;);0;IF(EXACT([.D149];&quot;draft&quot;);1;IF(EXACT([.D149];&quot;approval&quot;);2;IF(EXACT([.D14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utton_cancel</text:p>
          </table:table-cell>
          <table:table-cell office:value-type="string">
            <text:p>dialog button</text:p>
          </table:table-cell>
          <table:table-cell office:value-type="string">
            <text:p>approval</text:p>
          </table:table-cell>
          <table:table-cell table:formula="oooc:=IF(ISBLANK([.D150];&quot;approval&quot;);0;IF(EXACT([.D150];&quot;draft&quot;);1;IF(EXACT([.D150];&quot;approval&quot;);2;IF(EXACT([.D15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apply</text:p>
          </table:table-cell>
          <table:table-cell office:value-type="string">
            <text:p>dialog button</text:p>
          </table:table-cell>
          <table:table-cell office:value-type="string">
            <text:p>approval</text:p>
          </table:table-cell>
          <table:table-cell table:formula="oooc:=IF(ISBLANK([.D151];&quot;approval&quot;);0;IF(EXACT([.D151];&quot;draft&quot;);1;IF(EXACT([.D151];&quot;approval&quot;);2;IF(EXACT([.D151];&quot;final&quot;);3;0))))" office:value-type="float" office:value="0">
            <text:p>Err:508</text:p>
          </table:table-cell>
          <table:table-cell table:style-name="ce3" office:value-type="string">
            <text:p>another checkmark! heh. how many do we have? about 8 all exactly the same(and not all in the same place (Pinheiro))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find</text:p>
          </table:table-cell>
          <table:table-cell office:value-type="string">
            <text:p>dialog button</text:p>
          </table:table-cell>
          <table:table-cell office:value-type="string">
            <text:p>approval</text:p>
          </table:table-cell>
          <table:table-cell table:formula="oooc:=IF(ISBLANK([.D152];&quot;approval&quot;);0;IF(EXACT([.D152];&quot;draft&quot;);1;IF(EXACT([.D152];&quot;approval&quot;);2;IF(EXACT([.D15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add</text:p>
          </table:table-cell>
          <table:table-cell office:value-type="string">
            <text:p>dialog button</text:p>
          </table:table-cell>
          <table:table-cell table:style-name="ce7" office:value-type="string">
            <text:p>approval</text:p>
          </table:table-cell>
          <table:table-cell table:formula="oooc:=IF(ISBLANK([.D153];&quot;approval&quot;);0;IF(EXACT([.D153];&quot;draft&quot;);1;IF(EXACT([.D153];&quot;approval&quot;);2;IF(EXACT([.D153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remove</text:p>
          </table:table-cell>
          <table:table-cell office:value-type="string">
            <text:p>dialog button</text:p>
          </table:table-cell>
          <table:table-cell office:value-type="string">
            <text:p>approval</text:p>
          </table:table-cell>
          <table:table-cell table:formula="oooc:=IF(ISBLANK([.D154];&quot;approval&quot;);0;IF(EXACT([.D154];&quot;draft&quot;);1;IF(EXACT([.D154];&quot;approval&quot;);2;IF(EXACT([.D1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Default" table:number-columns-repeated="3"/>
          <table:table-cell table:number-columns-repeated="252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0">10/01/2007</text:date>, <text:time>22.57.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1-10T22:57:13</dc:date>
    <dc:language>it-IT</dc:language>
    <meta:editing-cycles>15</meta:editing-cycles>
    <meta:editing-duration>PT22M8S</meta:editing-duration>
    <meta:user-defined meta:name="Info 1"/>
    <meta:user-defined meta:name="Info 2"/>
    <meta:user-defined meta:name="Info 3"/>
    <meta:user-defined meta:name="Info 4"/>
    <meta:document-statistic meta:table-count="3" meta:cell-count="642"/>
  </office:meta>
</office:document-meta>
</file>